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, sans-serif"/>
    <style:font-face style:name="Times New Roman1" svg:font-family="'Times New Roman', serif"/>
    <style:font-face style:name="Times New Roman2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3" style:family="paragraph" style:parent-style-name="Text_20_body">
      <style:paragraph-properties fo:margin-left="0cm" fo:margin-right="0cm" fo:margin-top="0.071cm" fo:margin-bottom="0.071cm" fo:text-indent="0cm" style:auto-text-indent="false"/>
    </style:style>
    <style:style style:name="P4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1.5pt" style:font-name-asian="Times New Roman2" style:font-size-asian="11.5pt" style:font-name-complex="Times New Roman2" style:font-size-complex="11.5pt"/>
    </style:style>
    <style:style style:name="P5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1.5pt" fo:font-style="normal" fo:font-weight="normal" style:font-name-asian="Times New Roman2" style:font-size-asian="11.5pt" style:font-style-asian="normal" style:font-weight-asian="normal" style:font-name-complex="Times New Roman2" style:font-size-complex="11.5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2pt" fo:font-style="normal" style:font-name-asian="Times New Roman2" style:font-size-asian="12pt" style:font-style-asian="normal" style:font-name-complex="Times New Roman2" style:font-size-complex="12pt" style:font-style-complex="normal"/>
    </style:style>
    <style:style style:name="P7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3pt" fo:font-style="italic" fo:font-weight="bold" style:font-name-asian="Times New Roman2" style:font-size-asian="13pt" style:font-style-asian="italic" style:font-weight-asian="bold" style:font-name-complex="Times New Roman2" style:font-size-complex="13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2" fo:font-size="13pt" fo:font-style="normal" fo:font-weight="bold" style:font-name-asian="Times New Roman2" style:font-size-asian="13pt" style:font-style-asian="normal" style:font-weight-asian="bold" style:font-name-complex="Times New Roman2" style:font-size-complex="13pt" style:font-style-complex="normal" style:font-weight-complex="bold"/>
    </style:style>
    <style:style style:name="P9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.071cm" fo:margin-bottom="0.071cm" fo:text-indent="0cm" style:auto-text-indent="false"/>
      <style:text-properties fo:color="#000000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fo:color="#000000" style:font-name="Times New Roman2" fo:font-size="11.5pt" fo:font-style="normal" fo:font-weight="normal" style:font-name-asian="Times New Roman2" style:font-size-asian="11.5pt" style:font-style-asian="normal" style:font-weight-asian="normal" style:font-name-complex="Times New Roman2" style:font-size-complex="11.5pt" style:font-style-complex="normal" style:font-weight-complex="normal"/>
    </style:style>
    <style:style style:name="T2" style:family="text">
      <style:text-properties fo:color="#000000" style:font-name="Times New Roman2" style:font-name-asian="Times New Roman2" style:font-name-complex="Times New Roman2"/>
    </style:style>
    <style:style style:name="T3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color="#000000" style:font-name="Times New Roman2" fo:font-style="normal" style:font-name-asian="Times New Roman2" style:font-style-asian="normal" style:font-name-complex="Times New Roman2" style:font-style-complex="normal"/>
    </style:style>
    <style:style style:name="T5" style:family="text">
      <style:text-properties fo:color="#000000" style:font-name="Times New Roman2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6" style:family="text">
      <style:text-properties fo:color="#000000" style:font-name="Times New Roman2" fo:font-size="13pt" fo:font-style="normal" fo:font-weight="bold" style:font-name-asian="Times New Roman2" style:font-size-asian="13pt" style:font-style-asian="normal" style:font-weight-asian="bold" style:font-name-complex="Times New Roman2" style:font-size-complex="13pt" style:font-style-complex="normal" style:font-weight-complex="bold"/>
    </style:style>
    <style:style style:name="T7" style:family="text">
      <style:text-properties fo:color="#000000" style:font-name="Segoe UI" fo:font-size="10pt" fo:language="en" fo:country="US"/>
    </style:style>
    <style:style style:name="T8" style:family="text">
      <style:text-properties fo:color="#000000" style:font-name="Times New Roman1" fo:font-size="12pt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9" style:family="text">
      <style:text-properties style:font-name="Times New Roman1" fo:font-size="12pt"/>
    </style:style>
    <style:style style:name="T10" style:family="text">
      <style:text-properties style:font-name-asian="Times New Roman1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ITOLUL IV. SISTEM INTELIGENT DE ASISTARE A DECIZIEI ONLINE “SMART TRAINING”. </text:p>
      <text:p text:style-name="P4"/>
      <text:p text:style-name="P1"><text:span text:style-name="T2">În cadrul acestui capitol va fi prezentat un sistem inteligent de asistare a deciziei online ce reprezinta un antrenor online , oferind informatii despre planul de antrenament si planul alimentar. Aplicația dezvoltată este structurată pe două părți: </text:span><text:span text:style-name="T3">interfața cu utilizatorul</text:span><text:span text:style-name="T4">, unde toți clienții <text:s/>pot afla detalii despre nutritie si sport , se pot inregistra la anumite provocari , sa utilizeze calculatorul ce masoara cate calorii trebuie consumate pe timpul zilei si calculatoarul ce masoara indicele de masa corporala , <text:s/>sa citeasca articolo, sa posteze comentarii, deasemenea pot vizita si o pagina de profil şi </text:span><text:span text:style-name="T3">o parte de administrator</text:span><text:span text:style-name="T4">, care este gestionată de un administrator. </text:span></text:p>
      <text:p text:style-name="P6"/>
      <text:p text:style-name="P7">4.1. Prezentarea interfeței utilizator </text:p>
      <text:p text:style-name="P8"/>
      <text:p text:style-name="P1"><text:span text:style-name="T6"><text:tab/></text:span><text:span text:style-name="T5">In prima parte se va prezenta <text:s/></text:span><text:span text:style-name="T1">interfața utilizator a aplicatiei , iar pentru o utilizare mai facila fiecare modul va fi insotit de cate o imagine.</text:span></text:p>
      <text:p text:style-name="P5"><text:tab/>POZA INTRO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tab/>In pagina denumita Calorie calculator este prezentat un formular care in functie de datele introduse ofera un rezultat.Greutatea poate fi introdusa in pounds sau in kilograme, iar inaltimea in Feet &amp; inches sau cms, la momentul selectari butonului radio “Feet &amp; Inches” vor aparea 2 inputuri pentru acestea , iar la momentul selectarii “cms” va aparea un singur input pentru a fi introdusa inaltimea. Este explicat procesul de Exercise precum si Intense Exercise,dupa cum se observa in Figura x, iar prin apasarea butonul denumit Advanced options se deschide o fereastra ce ofera optiunile in care se poate oferi rezultatul , precum si formula folosita la aceste calcule , se calculeaza si in functie de procentul de grasime corporala, Figura x. Iar la input-ul denumit Exercise level se regasesc optiuni ce incep cu nivelul metabolic basal si exercitiu putin , aproape deloc pana la exercitii zilnice si munca cu caracter fizic, ce ofera flexibilitatea rezultatului.</text:p>
      <text:p text:style-name="P5"/>
      <text:p text:style-name="P5"/>
      <text:p text:style-name="P5"><text:tab/>Tabelul ce ofera rezultatul apare abia dupa ce se apasa butonul denumit Calculate, se poate observa in urmatoarea figura.</text:p>
      <text:p text:style-name="P5"/>
      <text:p text:style-name="P5"><text:tab/>Acest tabel include informatii pentru mentinerea greutatii , slabire sau slabire extrema deasemenea rezultatul se poate oferi si in calorii si in kilojoules. In acest tabel se mai poate observa si butonul denumit 7 days calorie cycle (zig-zag) acesta ofera un ciclu saptamanal pentru cele 3 variante , mentinerea greutatii , slabire , slabire extrema.</text:p>
      <text:p text:style-name="P5"/>
      <text:p text:style-name="P5"><text:tab/>In aceasta pagina validarile se fac pentru fiecare input, acestea trebuie sa contina numai numere si sa fie intre anumite dimensiuni , iar la butoanele radio sa fie cel unul din ele bifat pentru fiecare optiun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Pagina intitulata "articol" reprezentata in figura x prezinta articole din domeniul nutririei ,sportului si nu numai . Fiecare articol este redat sub forma unor card-uri interactive ce ofera informatii despre articol cum ar fi : data la care a fost adaugat, o imagine si un titlu reprezentativ precum si o descriere. In momentul trecerii cu mouse-ul asupra unui articol, cu un simplu click utilizatorul poate accesa link-ul ce il va redirectiona catre pagina in care poate citi continutul acestuia.</text:p>
      <text:p text:style-name="P9"/>
      <text:p text:style-name="P3"><text:span text:style-name="T8">In figura x este reprezentata pagina "Chellenges" ce prezinta diferite provocari sportive zilnice cu scopul de a-l indruma pe utilizator sa aleaga un tip de exercitiu sau mai multe pe care sa le urmeze. Toate provocarile sunt destinate oricarui utilizator astfel incat ducerea la bun sfarsit a fiecarui exercitiu fizic va contribui la cresterea activitatii sportive al acestuia. In prima parte a paginii este reprezentat un calendar cu data curenta ,iar in functie de ziua din saptamana, in urmatoarea sectiune a paginii sunt prezentate sub forma unor box-uri provocarile </text:span><text:span text:style-name="T9">zilnice . Fiecare tip de provocare este caracterizata printr-o denumire , un gif ce prezinta efectiv modul de executie a exercitiului , data la care se termina provocarea , o descriere reprezentativa si numarul de repetari care trebuiesc efectuate . In momentul in care se va apasa butonul “Join challenge”</text:span><text:span text:style-name="T10"> </text:span><text:span text:style-name="T9">utilizatorului ii va fi atribuita provocarea respectiva ce va urma sa apara ca si istoric al exercitiilor facute pe pagina de profil al acestuia.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, sans-serif"/>
    <style:font-face style:name="Times New Roman1" svg:font-family="'Times New Roman', serif"/>
    <style:font-face style:name="Times New Roman2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30T14:10:38.91</meta:creation-date>
    <dc:date>2018-05-31T15:13:26.95</dc:date>
    <meta:editing-duration>PT4H5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3" meta:paragraph-count="12" meta:word-count="653" meta:character-count="4139"/>
  </office:meta>
</office:document-meta>
</file>